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800000208D35CD3361511BE66.png" manifest:media-type="image/png"/>
  <manifest:file-entry manifest:full-path="Pictures/100000010000021B000002139C7AFFF30E993600.png" manifest:media-type="image/png"/>
  <manifest:file-entry manifest:full-path="Pictures/10000001000001F900000203ACE04D44037DEF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normal" style:master-page-name="Standard">
      <style:paragraph-properties style:page-number="1"/>
      <style:text-properties style:font-name="Times New Roman"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1"/>
      <text:p text:style-name="P1"/>
      <text:p text:style-name="P1"/>
      <text:p text:style-name="P1"/>
      <text:p text:style-name="normal"><draw:frame draw:style-name="fr1" draw:name="image2.png" text:anchor-type="as-char" svg:width="13.335cm" svg:height="13.758cm" draw:z-index="0"><draw:image xlink:href="Pictures/10000001000001F800000208D35CD3361511BE66.png" xlink:type="simple" xlink:show="embed" xlink:actuate="onLoad" draw:mime-type="image/png"/></draw:frame></text:p>
      <text:p text:style-name="normal"><text:soft-page-break/><draw:frame draw:style-name="fr1" draw:name="image1.png" text:anchor-type="as-char" svg:width="14.261cm" svg:height="14.049cm" draw:z-index="1"><draw:image xlink:href="Pictures/100000010000021B000002139C7AFFF30E993600.png" xlink:type="simple" xlink:show="embed" xlink:actuate="onLoad" draw:mime-type="image/png"/></draw:frame></text:p>
      <text:p text:style-name="normal"><text:soft-page-break/><draw:frame draw:style-name="fr1" draw:name="image3.png" text:anchor-type="as-char" svg:width="13.361cm" svg:height="13.626cm" draw:z-index="2"><draw:image xlink:href="Pictures/10000001000001F900000203ACE04D44037DEF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19:45:24.208000000</dc:date>
    <meta:editing-duration>PT56S</meta:editing-duration>
    <meta:editing-cycles>1</meta:editing-cycles>
    <meta:document-statistic meta:table-count="0" meta:image-count="3" meta:object-count="0" meta:page-count="3" meta:paragraph-count="4" meta:word-count="1" meta:character-count="6" meta:non-whitespace-character-count="6"/>
    <meta:generator>LibreOffice/7.3.0.3$Windows_X86_64 LibreOffice_project/0f246aa12d0eee4a0f7adcefbf7c878fc2238db3</meta:generator>
  </office:meta>
</office:document-meta>
</file>